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530000015F4E17BAD0.svm" manifest:media-type=""/>
  <manifest:file-entry manifest:full-path="Pictures/200000010000013E00000131AF11CB39.svm" manifest:media-type=""/>
  <manifest:file-entry manifest:full-path="Pictures/20000001000000ED0000012D6BFEBBCE.svm" manifest:media-type=""/>
  <manifest:file-entry manifest:full-path="Pictures/20000001000000ED000000EDF78F3513.svm" manifest:media-type=""/>
  <manifest:file-entry manifest:full-path="Pictures/20000002000001DA000000633B5EE528.eps" manifest:media-type=""/>
  <manifest:file-entry manifest:full-path="Pictures/20000001000001AB00000124074EF309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30E0000016CCA11A179.svm" manifest:media-type=""/>
  <manifest:file-entry manifest:full-path="Pictures/20000001000001570000016CB2BEC828.svm" manifest:media-type=""/>
  <manifest:file-entry manifest:full-path="Pictures/200000010000013100000131140D660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A_v' 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inline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726cm" svg:height="2.031cm" svg:x="1.62cm" svg:y="0.854cm">
          <draw:image xlink:href="Pictures/20000002000001DA000000633B5EE528.eps" xlink:type="simple" xlink:show="embed" xlink:actuate="onLoad">
            <text:p/>
          </draw:image>
        </draw:frame>
        <draw:custom-shape draw:style-name="gr2" draw:text-style-name="P1" draw:layer="layout" svg:width="6.18cm" svg:height="2.344cm" svg:x="3.591cm" svg:y="0.6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307cm" svg:y1="0.983cm" svg:x2="2.986cm" svg:y2="0.983cm">
          <text:p/>
        </draw:line>
        <draw:frame draw:style-name="gr4" draw:text-style-name="P1" draw:layer="layout" svg:width="0.365cm" svg:height="0.365cm" svg:x="1.243cm" svg:y="1.691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283cm" svg:height="0.36cm" svg:x="2.416cm" svg:y="0.471cm">
          <draw:image xlink:href="Pictures/20000001000000ED0000012D6BFEBBCE.svm" xlink:type="simple" xlink:show="embed" xlink:actuate="onLoad">
            <text:p/>
          </draw:image>
        </draw:frame>
        <draw:frame draw:style-name="gr6" draw:text-style-name="P1" draw:layer="layout" svg:width="0.406cm" svg:height="0.42cm" svg:x="2.514cm" svg:y="3.064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41cm" svg:height="0.436cm" svg:x="3.784cm" svg:y="1.655cm">
          <draw:image xlink:href="Pictures/20000001000001570000016CB2BEC828.svm" xlink:type="simple" xlink:show="embed" xlink:actuate="onLoad">
            <text:p/>
          </draw:image>
        </draw:frame>
        <draw:frame draw:style-name="gr8" draw:text-style-name="P1" draw:layer="layout" svg:width="0.446cm" svg:height="0.36cm" svg:x="5.175cm" svg:y="1.415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41cm" svg:height="0.36cm" svg:x="6.62cm" svg:y="1.693cm">
          <draw:image xlink:href="Pictures/20000001000001570000012D05F98AF2.svm" xlink:type="simple" xlink:show="embed" xlink:actuate="onLoad">
            <text:p/>
          </draw:image>
        </draw:frame>
        <draw:frame draw:style-name="gr10" draw:text-style-name="P1" draw:layer="layout" svg:width="0.937cm" svg:height="0.436cm" svg:x="8.242cm" svg:y="1.996cm">
          <draw:image xlink:href="Pictures/200000010000030E0000016CCA11A179.svm" xlink:type="simple" xlink:show="embed" xlink:actuate="onLoad">
            <text:p/>
          </draw:image>
        </draw:frame>
        <draw:frame draw:style-name="gr11" draw:text-style-name="P1" draw:layer="layout" svg:width="0.461cm" svg:height="0.36cm" svg:x="8.755cm" svg:y="1.415cm">
          <draw:image xlink:href="Pictures/20000001000001810000012D12A8068C.svm" xlink:type="simple" xlink:show="embed" xlink:actuate="onLoad">
            <text:p/>
          </draw:image>
        </draw:frame>
        <draw:frame draw:style-name="gr12" draw:text-style-name="P1" draw:layer="layout" svg:width="0.511cm" svg:height="0.349cm" svg:x="10.371cm" svg:y="1.699cm">
          <draw:image xlink:href="Pictures/20000001000001AB00000124074EF309.svm" xlink:type="simple" xlink:show="embed" xlink:actuate="onLoad">
            <text:p/>
          </draw:image>
        </draw:frame>
        <draw:frame draw:style-name="gr13" draw:text-style-name="P1" draw:layer="layout" svg:width="0.38cm" svg:height="0.365cm" svg:x="11.495cm" svg:y="1.691cm">
          <draw:image xlink:href="Pictures/200000010000013E00000131AF11CB39.svm" xlink:type="simple" xlink:show="embed" xlink:actuate="onLoad">
            <text:p/>
          </draw:image>
        </draw:frame>
        <draw:frame draw:style-name="gr14" draw:text-style-name="P1" draw:layer="layout" svg:width="0.283cm" svg:height="0.283cm" svg:x="3.848cm" svg:y="1.279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3.857cm" svg:y="2.3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283cm" svg:height="0.283cm" svg:x="11.544cm" svg:y="1.129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11.553cm" svg:y="2.433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09-13T18:01:53</dc:date>
    <dc:creator>kkk </dc:creator>
    <meta:editing-duration>P1DT17H56M10S</meta:editing-duration>
    <meta:editing-cycles>194</meta:editing-cycles>
    <meta:generator>LibreOffice/3.3$Linux LibreOffice_project/330m19$Build-401</meta:generator>
    <meta:document-statistic meta:object-count="17"/>
  </office:meta>
</office:document-meta>
</file>